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6" style:family="table-row">
      <style:table-row-properties style:min-row-height="0.543cm"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29e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ff29e1" style:font-size-asian="8pt" style:font-weight-asian="bold" style:font-name-complex="Lucida Sans" style:font-size-complex="8pt" style:font-weight-complex="bold"/>
    </style:style>
    <style:style style:name="P7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29e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ff29e1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color="#000000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letter-spacing="-0.016cm" fo:font-style="normal" officeooo:rsid="001c3d3e" style:font-style-asian="normal" style:font-style-complex="normal"/>
    </style:style>
    <style:style style:name="T6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0"><text:span text:style-name="T51">OBSERVACIONES</text:span>: <text:span text:style-name="T44"><text:placeholder text:placeholder-type="text">&lt;o.comment&gt;</text:placeholder></text:span></text:p>
            <text:p text:style-name="P69"><text:placeholder text:placeholder-type="text">&lt;if test="o.journal_id.afip_ws == 'wsbfe'"&gt;</text:placeholder></text:p>
            <text:p text:style-name="P69">* EL ADQUIRENTE ASUME EL COMPROMISO, EN CARÁCTER DE DECLARACION JURADA, DE NO EXPORTAR EL BIEN DURANTE EL PLAZO DE TRES 3 AÑOS CONTADOS A PARTIR DE SU ADQUISICION</text:p>
            <text:p text:style-name="P71"><text:placeholder text:placeholder-type="text">&lt;/if&gt;</text:placeholder></text:p>
            <text:p text:style-name="P69"><text:placeholder text:placeholder-type="text">&lt;if test="o.document_type_id.code in ['201', '206', '211']"&gt;</text:placeholder></text:p>
            <text:p text:style-name="P71"><text:placeholder text:placeholder-type="text">&lt;"CBU de PAGO: %s" % (o.partner_bank_id.cbu or "")&gt;</text:placeholder></text:p>
            <text:p text:style-name="P71"><text:placeholder text:placeholder-type="text">&lt;/if&gt;</text:placeholder></text:p>
            <text:p text:style-name="P71"><text:text-input text:description="&lt;if test=&quot;o.currency_id != o.company_id.currency_id or o._fields.get('move_currency_id') and o.move_currency_id&quot;&gt;">if</text:text-input></text:p>
            <text:p text:style-name="P7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<text:p text:style-name="P71"><text:text-input text:description="&lt;/if&gt;">if</text:text-input></text:p>
          </table:table-cell>
          <table:table-cell table:style-name="Table1.B2" office:value-type="string">
            <text:p text:style-name="P63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5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6"><text:text-input text:description="&lt;for each=&quot;line in o.amount_by_group&quot;&gt;">For each line</text:text-input></text:p>
            <text:p text:style-name="P68"><text:text-input text:description="&lt;line[0]&gt;">IVA 21%</text:text-input></text:p>
            <text:p text:style-name="P67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2]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1]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4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6">
          <table:table-cell table:style-name="Table1.A6" table:number-columns-spanned="4" office:value-type="string">
            <text:p text:style-name="P72"><text:span text:style-name="T67">Son: </text:span><text:span text:style-name="T67"><text:placeholder text:placeholder-type="text">&lt;o.currency_id.name or o.company_id.currency_id.name&gt;</text:placeholder></text:span><text:span text:style-name="T67"><text:s/></text:span><text:span text:style-name="T6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4" style:family="table-row">
      <style:table-row-properties style:min-row-height="1.21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incoterm_id and 'Incoterms:' or ''&gt;</text:placeholder></text:span><text:span text:style-name="MT39"><text:s/></text:span><text:span text:style-name="MT40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82cm" svg:width="6.364cm" draw:z-index="2"><draw:text-box fo:min-height="0.744cm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1-03T10:34:03.225803002</dc:date>
    <meta:editing-duration>P3DT10H13M38S</meta:editing-duration>
    <meta:editing-cycles>473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33" meta:non-whitespace-character-count="2358"/>
  </office:meta>
</office:document-meta>
</file>